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0.710333333333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HIGH_SPEED_MODE</text:p>
          </table:table-cell>
          <table:table-cell office:value-type="string" table:style-name="ce1">
            <text:p>0x8D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e mode grande vitesse (à utiliser uniquement avec des vitesses entre 1 et 1,5 m/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 MaxDistToTraj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SMOKE_LEVEL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MOKE_LEVEL (Enum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11T16:58:18Z</dc:date>
    <meta:editing-cycles>11</meta:editing-cycles>
    <meta:editing-duration>PT6224S</meta:editing-duration>
  </office:meta>
</office:document-meta>
</file>